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4000003D63015214255C09E3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23.486cm" svg:height="18.42cm" draw:z-index="0"><draw:image xlink:href="Pictures/10000001000004E4000003D63015214255C09E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0:06:50.651000000</meta:creation-date>
    <dc:title>Diary</dc:title>
    <meta:editing-duration>PT1M47S</meta:editing-duration>
    <meta:editing-cycles>2</meta:editing-cycles>
    <meta:generator>LibreOffice/7.5.6.2$Windows_X86_64 LibreOffice_project/f654817fb68d6d4600d7d2f6b647e47729f55f15</meta:generator>
    <dc:date>2023-11-01T10:08:37.955000000</dc:date>
    <meta:document-statistic meta:table-count="0" meta:image-count="1" meta:object-count="0" meta:page-count="1" meta:paragraph-count="0" meta:word-count="0" meta:character-count="0" meta:non-whitespace-character-count="0"/>
    <meta:template xlink:type="simple" xlink:actuate="onRequest" xlink:title="Diary" xlink:href="file:///C:/Users/Mark/AppData/Roaming/LibreOffice/4/user/template/Diary.ott" meta:date="2023-11-01T10:06:50.248000000"/>
  </office:meta>
</office:document-meta>
</file>